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8b9e" officeooo:paragraph-rsid="000d8b9e"/>
    </style:style>
    <style:style style:name="P2" style:family="paragraph" style:parent-style-name="Standard">
      <style:text-properties officeooo:rsid="000f3dee" officeooo:paragraph-rsid="000f3dee"/>
    </style:style>
    <style:style style:name="P3" style:family="paragraph" style:parent-style-name="Standard">
      <style:text-properties officeooo:rsid="00102ebc" officeooo:paragraph-rsid="00102ebc"/>
    </style:style>
    <style:style style:name="P4" style:family="paragraph" style:parent-style-name="Standard">
      <style:text-properties officeooo:rsid="00114c83" officeooo:paragraph-rsid="00114c83"/>
    </style:style>
    <style:style style:name="P5" style:family="paragraph" style:parent-style-name="Standard">
      <style:text-properties officeooo:rsid="001167f0" officeooo:paragraph-rsid="001167f0"/>
    </style:style>
    <style:style style:name="P6" style:family="paragraph" style:parent-style-name="Standard">
      <style:text-properties officeooo:rsid="00135b23" officeooo:paragraph-rsid="00135b23"/>
    </style:style>
    <style:style style:name="P7" style:family="paragraph" style:parent-style-name="Standard">
      <style:text-properties officeooo:rsid="0014ca94" officeooo:paragraph-rsid="0014ca94"/>
    </style:style>
    <style:style style:name="P8" style:family="paragraph" style:parent-style-name="Standard">
      <style:text-properties officeooo:rsid="001598b1" officeooo:paragraph-rsid="001598b1"/>
    </style:style>
    <style:style style:name="P9" style:family="paragraph" style:parent-style-name="Standard">
      <style:text-properties officeooo:rsid="0017522c" officeooo:paragraph-rsid="0017522c"/>
    </style:style>
    <style:style style:name="P10" style:family="paragraph" style:parent-style-name="Standard">
      <style:text-properties officeooo:rsid="00180489" officeooo:paragraph-rsid="00180489"/>
    </style:style>
    <style:style style:name="P11" style:family="paragraph" style:parent-style-name="Standard">
      <style:text-properties officeooo:rsid="00180489" officeooo:paragraph-rsid="00180489"/>
    </style:style>
    <style:style style:name="P12" style:family="paragraph" style:parent-style-name="Standard">
      <style:text-properties officeooo:rsid="0018c10f" officeooo:paragraph-rsid="0018c10f"/>
    </style:style>
    <style:style style:name="P13" style:family="paragraph" style:parent-style-name="Standard">
      <style:text-properties officeooo:rsid="0019605d" officeooo:paragraph-rsid="0019605d"/>
    </style:style>
    <style:style style:name="P14" style:family="paragraph" style:parent-style-name="Standard">
      <style:text-properties officeooo:rsid="001ada8c" officeooo:paragraph-rsid="001ada8c"/>
    </style:style>
    <style:style style:name="P15" style:family="paragraph" style:parent-style-name="Standard">
      <style:text-properties officeooo:rsid="001d3a11" officeooo:paragraph-rsid="001d3a11"/>
    </style:style>
    <style:style style:name="P16" style:family="paragraph" style:parent-style-name="Standard">
      <style:text-properties officeooo:rsid="001e6ffb" officeooo:paragraph-rsid="001e6ffb"/>
    </style:style>
    <style:style style:name="P17" style:family="paragraph" style:parent-style-name="Standard">
      <style:text-properties officeooo:rsid="0023ba64" officeooo:paragraph-rsid="0023ba64"/>
    </style:style>
    <style:style style:name="T1" style:family="text">
      <style:text-properties officeooo:rsid="000d8b9e"/>
    </style:style>
    <style:style style:name="T2" style:family="text">
      <style:text-properties officeooo:rsid="000f3dee"/>
    </style:style>
    <style:style style:name="T3" style:family="text">
      <style:text-properties officeooo:rsid="001e6f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1 → </text:span>Q1 : </text:p>
      <text:p text:style-name="P1"/>
      <text:p text:style-name="P1">1. cat tuyaux | tr ‘’i’’ ‘’I’’</text:p>
      <text:p text:style-name="P2">2. <text:span text:style-name="T1">cat tuyaux | tr ‘’:’’ ‘’\</text:span>n<text:span text:style-name="T1">’’</text:span></text:p>
      <text:p text:style-name="P2">3. <text:span text:style-name="T1">cat tuyaux | tr ‘’i’’ ‘’I’’ </text:span>| <text:span text:style-name="T1">tr ‘’:’’ ‘’\</text:span>n<text:span text:style-name="T1">’’</text:span></text:p>
      <text:p text:style-name="P2">4. <text:span text:style-name="T1">cat tuyaux | tr ‘</text:span>[a-z]’ ‘[A-Z]’</text:p>
      <text:p text:style-name="P2">5. <text:span text:style-name="T1">cat tuyaux | tr -</text:span>s <text:span text:style-name="T1">‘</text:span>[:upper :]’ ‘[:lower :]’</text:p>
      <text:p text:style-name="P2">6. cat tuyaux | tr -d ‘[:digit:]’</text:p>
      <text:p text:style-name="P2"/>
      <text:p text:style-name="P2">Q2 :</text:p>
      <text:p text:style-name="P2"/>
      <text:p text:style-name="P2">1. cut -b 1 tuyaux</text:p>
      <text:p text:style-name="P2">2. cut -b 2- tuyaux</text:p>
      <text:p text:style-name="P2">3. cut -b 2,6- tuyaux</text:p>
      <text:p text:style-name="P2">4. cut -d ‘ ‘ -f 1,3- tuyaux</text:p>
      <text:p text:style-name="P2">5. cut -d 'c' -f 2 tuyaux</text:p>
      <text:p text:style-name="P2"/>
      <text:p text:style-name="P2"/>
      <text:p text:style-name="P2">1.2 → Q1 :</text:p>
      <text:p text:style-name="P2"/>
      <text:p text:style-name="P2">1. head -n 2 tuyaux</text:p>
      <text:p text:style-name="P2">2. tail -n 2 tuyaux</text:p>
      <text:p text:style-name="P2"/>
      <text:p text:style-name="P2"/>
      <text:p text:style-name="P2">Q2 :</text:p>
      <text:p text:style-name="P2"/>
      <text:p text:style-name="P2">1. grep commande tuyaux</text:p>
      <text:p text:style-name="P2">2. grep -e '-c' tuyaux</text:p>
      <text:p text:style-name="P3">3. grep -v -e '-c' tuyaux</text:p>
      <text:p text:style-name="P3">4. grep -i tee tuyaux</text:p>
      <text:p text:style-name="P3"/>
      <text:p text:style-name="P3"/>
      <text:p text:style-name="P4">Q3 :</text:p>
      <text:p text:style-name="P4"/>
      <text:p text:style-name="P4">1. sort -d tuyaux</text:p>
      <text:p text:style-name="P4">2. sort -d -k 6 tuyaux</text:p>
      <text:p text:style-name="P4"/>
      <text:p text:style-name="P4"/>
      <text:p text:style-name="P4">Q4 :</text:p>
      <text:p text:style-name="P4"/>
      <text:p text:style-name="P4">1. wc -m tuyaux</text:p>
      <text:p text:style-name="P5">2. wc -c tuyaux</text:p>
      <text:p text:style-name="P5">3. wc -w tuyaux</text:p>
      <text:p text:style-name="P5">4. wc -l tuyaux</text:p>
      <text:p text:style-name="P5"/>
      <text:p text:style-name="P5"/>
      <text:p text:style-name="P6">Q5 :</text:p>
      <text:p text:style-name="P6"/>
      <text:p text:style-name="P6">1. cat tuyaux | sed -n 3p</text:p>
      <text:p text:style-name="P7">2. cat tuyaux | sed 1d</text:p>
      <text:p text:style-name="P7">3. cat tuyaux | sed /commande/s/commande/chouette/g</text:p>
      <text:p text:style-name="P7">4. cat tuyaux | sed 3,5dcat tuyaux | sed -n 3p</text:p>
      <text:p text:style-name="P7"><text:soft-page-break/>5. cat tuyaux | sed 3,4s/commande/chouette/g</text:p>
      <text:p text:style-name="P7"/>
      <text:p text:style-name="P7"/>
      <text:p text:style-name="P8">2.1 – Q1</text:p>
      <text:p text:style-name="P8"/>
      <text:p text:style-name="P8">1. cat tuyaux | sed -n 3p</text:p>
      <text:p text:style-name="P9">2. cat tuyaux | cut -b 2 | sort -d</text:p>
      <text:p text:style-name="P10">3. cat tuyaux | sed -n 5p | tr '[:upper:]' '[:lower:]'</text:p>
      <text:p text:style-name="P10">4. cat tuyaux | grep pour | wc -l</text:p>
      <text:p text:style-name="P12">5. cat tuyaux | grep tee | head -n 2</text:p>
      <text:p text:style-name="P13">6. cat tuyaux | tail -n 1 | wc -w</text:p>
      <text:p text:style-name="P14">7. cat tuyaux | grep pipe | cut -d ' ' -f1</text:p>
      <text:p text:style-name="P15">8. <text:span text:style-name="T3">cat tuyaux | grep commande | tee /dev/pts/2</text:span></text:p>
      <text:p text:style-name="P16">9. cat tuyaux | grep commande | tee /dev/pts/2 | wc -l</text:p>
      <text:p text:style-name="P16"/>
      <text:p text:style-name="P16"/>
      <text:p text:style-name="P16">2,2 </text:p>
      <text:p text:style-name="P16"/>
      <text:p text:style-name="P16">1.getent passwd <text:s/>| grep -e "\.etu"</text:p>
      <text:p text:style-name="P16">2.getent group <text:s/>| grep info | sort</text:p>
      <text:p text:style-name="P16">3.getent group | grep baptiste.bertout.etu | grep info | cut -d ':' -f4 | sed /,/s/,/"\n"/g</text:p>
      <text:p text:style-name="P16"/>
      <text:p text:style-name="P16"/>
      <text:p text:style-name="P17">3.1</text:p>
      <text:p text:style-name="P17"/>
      <text:p text:style-name="P17">1.</text:p>
      <text:p text:style-name="P17">2.</text:p>
      <text:p text:style-name="P17">3.</text:p>
      <text:p text:style-name="P17">4.</text:p>
      <text:p text:style-name="P17">5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29:01.348905097</meta:creation-date>
    <meta:generator>LibreOffice/7.3.4.2$Linux_X86_64 LibreOffice_project/728fec16bd5f605073805c3c9e7c4212a0120dc5</meta:generator>
    <dc:date>2022-10-04T11:57:44.458822269</dc:date>
    <meta:editing-duration>PT15M32S</meta:editing-duration>
    <meta:editing-cycles>3</meta:editing-cycles>
    <meta:document-statistic meta:table-count="0" meta:image-count="0" meta:object-count="0" meta:page-count="2" meta:paragraph-count="55" meta:word-count="317" meta:character-count="1332" meta:non-whitespace-character-count="1065"/>
  </office:meta>
</office:document-meta>
</file>